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truc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float" office:value="27893570" calcext:value-type="float">
            <text:p>27893570</text:p>
          </table:table-cell>
          <table:table-cell office:value-type="float" office:value="27893600" calcext:value-type="float">
            <text:p>27893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571" calcext:value-type="float">
            <text:p>27893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93572" calcext:value-type="float">
            <text:p>278935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93573" calcext:value-type="float">
            <text:p>27893573</text:p>
          </table:table-cell>
          <table:table-cell table:number-columns-repeated="2"/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table:number-columns-repeated="3"/>
          <table:table-cell office:value-type="float" office:value="27893574" calcext:value-type="float">
            <text:p>27893574</text:p>
          </table:table-cell>
          <table:table-cell table:number-columns-repeated="2"/>
          <table:table-cell office:value-type="string" calcext:value-type="string">
            <text:p>*name</text:p>
          </table:table-cell>
        </table:table-row>
        <table:table-row table:style-name="ro1">
          <table:table-cell table:number-columns-repeated="3"/>
          <table:table-cell office:value-type="float" office:value="27893575" calcext:value-type="float">
            <text:p>27893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/>
          <table:table-cell office:value-type="float" office:value="27893576" calcext:value-type="float">
            <text:p>27893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_ex1.c</text:p>
          </table:table-cell>
          <table:table-cell table:number-columns-repeated="2"/>
          <table:table-cell office:value-type="float" office:value="27893577" calcext:value-type="float">
            <text:p>27893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 Animal</text:p>
          </table:table-cell>
          <table:table-cell table:number-columns-repeated="2"/>
          <table:table-cell office:value-type="float" office:value="27893578" calcext:value-type="float">
            <text:p>27893578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float" office:value="27893579" calcext:value-type="float">
            <text:p>27893579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ize: 16 bytes</text:p>
          </table:table-cell>
          <table:table-cell table:number-columns-repeated="2"/>
          <table:table-cell office:value-type="float" office:value="27893580" calcext:value-type="float">
            <text:p>2789358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7893581" calcext:value-type="float">
            <text:p>27893581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7893582" calcext:value-type="float">
            <text:p>2789358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leg_count</text:p>
          </table:table-cell>
        </table:table-row>
        <table:table-row table:style-name="ro1">
          <table:table-cell table:number-columns-repeated="3"/>
          <table:table-cell office:value-type="float" office:value="27893583" calcext:value-type="float">
            <text:p>27893583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7893584" calcext:value-type="float">
            <text:p>2789358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7893585" calcext:value-type="float">
            <text:p>27893585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7893600" calcext:value-type="float">
            <text:p>27893600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1" calcext:value-type="float">
            <text:p>2789360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2" calcext:value-type="float">
            <text:p>27893602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3" calcext:value-type="float">
            <text:p>27893603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4" calcext:value-type="float">
            <text:p>2789360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5" calcext:value-type="float">
            <text:p>27893605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93606" calcext:value-type="float">
            <text:p>27893606</text:p>
          </table:table-cell>
          <table:table-cell office:value-type="string" calcext:value-type="string">
            <text:p>\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tr</text:p>
          </table:table-cell>
          <table:table-cell table:style-name="Default" office:value-type="float" office:value="27893578" calcext:value-type="float">
            <text:p>27893578</text:p>
          </table:table-cell>
          <table:table-cell table:number-columns-repeated="2"/>
        </table:table-row>
      </table:table>
      <table:table table:name="Pointer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/>
          <table:table-cell table:style-name="ce1" office:value-type="string" calcext:value-type="string">
            <text:p>int x = 44;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/>
          <table:table-cell table:style-name="ce4" office:value-type="string" calcext:value-type="string">
            <text:p>int* ptr = &amp;x;</text:p>
          </table:table-cell>
        </table:table-row>
        <table:table-row table:style-name="ro1">
          <table:table-cell/>
          <table:table-cell office:value-type="float" office:value="127000" calcext:value-type="float">
            <text:p>1270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27001" calcext:value-type="float">
            <text:p>127001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27002" calcext:value-type="float">
            <text:p>127002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27003" calcext:value-type="float">
            <text:p>127003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27004" calcext:value-type="float">
            <text:p>127004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27005" calcext:value-type="float">
            <text:p>127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6" calcext:value-type="float">
            <text:p>127006</text:p>
          </table:table-cell>
          <table:table-cell table:style-name="ce4" office:value-type="float" office:value="127001" calcext:value-type="float">
            <text:p>127001</text:p>
          </table:table-cell>
          <table:table-cell office:value-type="string" calcext:value-type="string">
            <text:p>ptr</text:p>
          </table:table-cell>
          <table:table-cell/>
        </table:table-row>
        <table:table-row table:style-name="ro1">
          <table:table-cell/>
          <table:table-cell office:value-type="float" office:value="127007" calcext:value-type="float">
            <text:p>127007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127008" calcext:value-type="float">
            <text:p>127008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127009" calcext:value-type="float">
            <text:p>127009</text:p>
          </table:table-cell>
          <table:table-cell table:style-name="ce4"/>
          <table:table-cell/>
          <table:table-cell office:value-type="string" calcext:value-type="string">
            <text:p>*ptr=0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3"/>
        </table:table-row>
      </table:table>
      <table:table table:name="Array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RAM</text:p>
          </table:table-cell>
          <table:table-cell/>
          <table:table-cell table:style-name="ce5" office:value-type="string" calcext:value-type="string">
            <text:p>int arr[5];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/>
          <table:table-cell/>
          <table:table-cell table:style-name="ce6"/>
        </table:table-row>
        <table:table-row table:style-name="ro1">
          <table:table-cell/>
          <table:table-cell office:value-type="float" office:value="127000" calcext:value-type="float">
            <text:p>12700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float" office:value="127001" calcext:value-type="float">
            <text:p>127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</text:p>
          </table:table-cell>
          <table:table-cell/>
        </table:table-row>
        <table:table-row table:style-name="ro1">
          <table:table-cell/>
          <table:table-cell office:value-type="float" office:value="127002" calcext:value-type="float">
            <text:p>127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3" calcext:value-type="float">
            <text:p>127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4" calcext:value-type="float">
            <text:p>127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5" calcext:value-type="float">
            <text:p>127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[1]</text:p>
          </table:table-cell>
          <table:table-cell office:value-type="string" calcext:value-type="string">
            <text:p>*(arr+4) = 1</text:p>
          </table:table-cell>
        </table:table-row>
        <table:table-row table:style-name="ro1">
          <table:table-cell/>
          <table:table-cell office:value-type="float" office:value="127006" calcext:value-type="float">
            <text:p>127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7" calcext:value-type="float">
            <text:p>127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8" calcext:value-type="float">
            <text:p>127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9" calcext:value-type="float">
            <text:p>127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[2]</text:p>
          </table:table-cell>
          <table:table-cell/>
        </table:table-row>
        <table:table-row table:style-name="ro1">
          <table:table-cell/>
          <table:table-cell office:value-type="float" office:value="127010" calcext:value-type="float">
            <text:p>127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1" calcext:value-type="float">
            <text:p>127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2" calcext:value-type="float">
            <text:p>127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3" calcext:value-type="float">
            <text:p>127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[3]</text:p>
          </table:table-cell>
          <table:table-cell/>
        </table:table-row>
        <table:table-row table:style-name="ro1">
          <table:table-cell/>
          <table:table-cell office:value-type="float" office:value="127014" calcext:value-type="float">
            <text:p>127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5" calcext:value-type="float">
            <text:p>127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6" calcext:value-type="float">
            <text:p>127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7" calcext:value-type="float">
            <text:p>127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[4]</text:p>
          </table:table-cell>
          <table:table-cell/>
        </table:table-row>
        <table:table-row table:style-name="ro1">
          <table:table-cell/>
          <table:table-cell office:value-type="float" office:value="127018" calcext:value-type="float">
            <text:p>127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19" calcext:value-type="float">
            <text:p>127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20" calcext:value-type="float">
            <text:p>127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21:54:07.203052600</meta:creation-date>
    <dc:date>2025-09-29T00:53:26.120619600</dc:date>
    <meta:editing-duration>PT1H33M56S</meta:editing-duration>
    <meta:editing-cycles>1</meta:editing-cycles>
    <meta:document-statistic meta:table-count="3" meta:cell-count="108" meta:object-count="0"/>
    <meta:generator>LibreOffice/25.2.5.2$Windows_X86_64 LibreOffice_project/03d19516eb2e1dd5d4ccd751a0d6f35f35e08022</meta:generator>
  </office:meta>
</office:document-meta>
</file>